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A0000014B9495F5CF64448636.png" manifest:media-type="image/png"/>
  <manifest:file-entry manifest:full-path="Pictures/10000201000002FD000000BEB86CED4513DC96BB.png" manifest:media-type="image/png"/>
  <manifest:file-entry manifest:full-path="Pictures/1000020100000430000002476A1B326736EAC52B.png" manifest:media-type="image/png"/>
  <manifest:file-entry manifest:full-path="Pictures/10000000000002000000020065BEFE37CCD98E2F.jpg" manifest:media-type="image/jpeg"/>
  <manifest:file-entry manifest:full-path="Pictures/1000020100000402000000A2DBFC78405D986839.png" manifest:media-type="image/png"/>
  <manifest:file-entry manifest:full-path="Pictures/100002010000008800000087F880387092927F5B.png" manifest:media-type="image/png"/>
  <manifest:file-entry manifest:full-path="Pictures/100002010000037D0000001C575DFFB932EC5F5A.png" manifest:media-type="image/png"/>
  <manifest:file-entry manifest:full-path="Pictures/100002010000035D000001E4B94BAE86178EF00B.png" manifest:media-type="image/png"/>
  <manifest:file-entry manifest:full-path="Pictures/10000201000002D80000019FC155B45B51F3E886.png" manifest:media-type="image/png"/>
  <manifest:file-entry manifest:full-path="Pictures/100000000000000800000008B2AA4E6A4F6D2D73.png" manifest:media-type="image/png"/>
  <manifest:file-entry manifest:full-path="Pictures/10000201000000010000000164EBD3BFDF5C02B6.png" manifest:media-type="image/png"/>
  <manifest:file-entry manifest:full-path="Pictures/1000020100000452000001CED2790713A6F1FAC5.png" manifest:media-type="image/png"/>
  <manifest:file-entry manifest:full-path="Pictures/10000201000001FD00000258000CBB7C6DB64963.png" manifest:media-type="image/png"/>
  <manifest:file-entry manifest:full-path="Pictures/10000201000002760000006ECE6A27E19EA84E00.png" manifest:media-type="image/png"/>
  <manifest:file-entry manifest:full-path="Pictures/10000201000001E7000000CDB6121A09A0583EB6.png" manifest:media-type="image/png"/>
  <manifest:file-entry manifest:full-path="Pictures/100002010000040100000153F0B0142C17E38C81.png" manifest:media-type="image/png"/>
  <manifest:file-entry manifest:full-path="Pictures/10000201000004550000013716A8C30B9DC7233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3465a4" draw:fill-color="#5983b0" draw:opacity="49%" draw:opacity-name="" draw:textarea-horizontal-align="justify" draw:textarea-vertical-align="middle" draw:auto-grow-height="false" fo:min-height="0.35cm" fo:min-width="25.5cm"/>
    </style:style>
    <style:style style:name="gr5" style:family="graphic" style:parent-style-name="standard">
      <style:graphic-properties svg:stroke-color="#3465a4" draw:fill="solid" draw:fill-color="#2a6099" draw:opacity="49%" draw:opacity-name="" draw:textarea-horizontal-align="justify" draw:textarea-vertical-align="middle" draw:auto-grow-height="false" fo:min-height="0.35cm" fo:min-width="25.61cm"/>
    </style:style>
    <style:style style:name="pr1" style:family="presentation" style:parent-style-name="Pencil-title">
      <style:graphic-properties fo:min-height="3.506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2.07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5983b0" draw:opacity="49%"/>
      <style:paragraph-properties fo:text-align="center"/>
    </style:style>
    <style:style style:name="P6" style:family="paragraph">
      <loext:graphic-properties draw:fill="solid" draw:fill-color="#2a6099" draw:opacity="49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 presentation:user-transformed="true">
          <draw:text-box>
            <text:p>Mini Project II</text:p>
          </draw:text-box>
        </draw:frame>
        <draw:frame draw:style-name="gr1" draw:text-style-name="P1" draw:layer="layout" svg:width="17cm" svg:height="0.962cm" svg:x="9cm" svg:y="8.6cm">
          <draw:text-box>
            <text:p>By Annoj Jeyalinga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Coordinates</text:p>
          </draw:text-box>
        </draw:frame>
        <draw:frame presentation:style-name="pr4" draw:layer="layout" svg:width="12.297cm" svg:height="14.071cm" svg:x="1.2cm" svg:y="3cm" presentation:class="outline" presentation:user-transformed="true">
          <draw:text-box>
            <text:list text:style-name="L2">
              <text:list-header>
                <text:p>43.7777875391617,-79.26400584572922</text:p>
              </text:list-header>
            </text:list>
          </draw:text-box>
        </draw:frame>
        <draw:frame draw:style-name="gr3" draw:text-style-name="P3" draw:layer="layout" svg:width="22.78cm" svg:height="12.805cm" svg:x="2.82cm" svg:y="5.795cm">
          <draw:image xlink:href="Pictures/100002010000035D000001E4B94BAE86178EF00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FourSquare</text:p>
          </draw:text-box>
        </draw:frame>
        <draw:frame draw:style-name="gr3" draw:text-style-name="P3" draw:layer="layout" svg:width="27.367cm" svg:height="11.431cm" svg:x="0.233cm" svg:y="4.8cm">
          <draw:image xlink:href="Pictures/1000020100000452000001CED2790713A6F1FAC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placeholder="true">
          <draw:text-box/>
        </draw:frame>
        <draw:frame draw:style-name="gr3" draw:text-style-name="P3" draw:layer="layout" svg:width="0.025cm" svg:height="0.025cm" svg:x="14.141cm" svg:y="10.571cm">
          <draw:image xlink:href="Pictures/10000201000000010000000164EBD3BFDF5C02B6.png" xlink:type="simple" xlink:show="embed" xlink:actuate="onLoad" loext:mime-type="image/png">
            <text:p/>
          </draw:image>
        </draw:frame>
        <draw:frame draw:style-name="gr3" draw:text-style-name="P3" draw:layer="layout" svg:width="12.884cm" svg:height="5.423cm" svg:x="1.2cm" svg:y="3.977cm">
          <draw:image xlink:href="Pictures/10000201000001E7000000CDB6121A09A0583EB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placeholder="true">
          <draw:text-box/>
        </draw:frame>
        <draw:frame draw:style-name="gr3" draw:text-style-name="P3" draw:layer="layout" svg:width="13.466cm" svg:height="15.874cm" svg:x="1cm" svg:y="2.926cm">
          <draw:image xlink:href="Pictures/10000201000001FD00000258000CBB7C6DB649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Yelp</text:p>
          </draw:text-box>
        </draw:frame>
        <draw:frame draw:style-name="gr3" draw:text-style-name="P3" draw:layer="layout" svg:width="16.668cm" svg:height="2.909cm" svg:x="0.932cm" svg:y="14.8cm">
          <draw:image xlink:href="Pictures/10000201000002760000006ECE6A27E19EA84E00.png" xlink:type="simple" xlink:show="embed" xlink:actuate="onLoad" loext:mime-type="image/png">
            <text:p/>
          </draw:image>
        </draw:frame>
        <draw:frame draw:style-name="gr3" draw:text-style-name="P3" draw:layer="layout" svg:width="19.261cm" svg:height="10.979cm" svg:x="1cm" svg:y="3.2cm">
          <draw:image xlink:href="Pictures/10000201000002D80000019FC155B45B51F3E88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placeholder="true">
          <draw:text-box/>
        </draw:frame>
        <draw:frame draw:style-name="gr3" draw:text-style-name="P3" draw:layer="layout" svg:width="27.446cm" svg:height="7.696cm" svg:x="0.154cm" svg:y="6.658cm">
          <draw:image xlink:href="Pictures/10000201000004550000013716A8C30B9DC7233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placeholder="true">
          <draw:text-box/>
        </draw:frame>
        <draw:frame draw:style-name="gr3" draw:text-style-name="P3" draw:layer="layout" svg:width="0.025cm" svg:height="0.025cm" svg:x="14.141cm" svg:y="10.571cm">
          <draw:image xlink:href="Pictures/10000201000000010000000164EBD3BFDF5C02B6.png" xlink:type="simple" xlink:show="embed" xlink:actuate="onLoad" loext:mime-type="image/png">
            <text:p/>
          </draw:image>
        </draw:frame>
        <draw:frame draw:style-name="gr3" draw:text-style-name="P3" draw:layer="layout" svg:width="27.446cm" svg:height="14.925cm" svg:x="0.354cm" svg:y="3.2cm">
          <draw:image xlink:href="Pictures/1000020100000430000002476A1B326736EAC52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 presentation:placeholder="true">
          <draw:text-box/>
        </draw:frame>
        <draw:frame draw:style-name="gr3" draw:text-style-name="P3" draw:layer="layout" svg:width="20.24cm" svg:height="5.026cm" svg:x="4.034cm" svg:y="8.071cm">
          <draw:image xlink:href="Pictures/10000201000002FD000000BEB86CED4513DC96B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draw:style-name="gr3" draw:text-style-name="P3" draw:layer="layout" svg:width="27.119cm" svg:height="8.968cm" svg:x="0.594cm" svg:y="10.832cm">
          <draw:image xlink:href="Pictures/100002010000040100000153F0B0142C17E38C81.png" xlink:type="simple" xlink:show="embed" xlink:actuate="onLoad" loext:mime-type="image/png">
            <text:p/>
          </draw:image>
        </draw:frame>
        <draw:frame draw:style-name="gr3" draw:text-style-name="P3" draw:layer="layout" svg:width="26.51cm" svg:height="8.757cm" svg:x="0.69cm" svg:y="2.2cm">
          <draw:image xlink:href="Pictures/10000201000003EA0000014B9495F5CF6444863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draw:style-name="gr3" draw:text-style-name="P3" draw:layer="layout" svg:width="27.119cm" svg:height="8.968cm" svg:x="0.594cm" svg:y="10.832cm">
          <draw:image xlink:href="Pictures/100002010000040100000153F0B0142C17E38C81.png" xlink:type="simple" xlink:show="embed" xlink:actuate="onLoad" loext:mime-type="image/png">
            <text:p/>
          </draw:image>
        </draw:frame>
        <draw:frame draw:style-name="gr3" draw:text-style-name="P3" draw:layer="layout" svg:width="26.51cm" svg:height="8.757cm" svg:x="0.69cm" svg:y="2.2cm">
          <draw:image xlink:href="Pictures/10000201000003EA0000014B9495F5CF64448636.png" xlink:type="simple" xlink:show="embed" xlink:actuate="onLoad" loext:mime-type="image/png">
            <text:p/>
          </draw:image>
        </draw:frame>
        <draw:custom-shape draw:style-name="gr4" draw:text-style-name="P5" draw:layer="layout" svg:width="26cm" svg:height="0.6cm" svg:x="0.8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6.11cm" svg:height="0.6cm" svg:x="0.69cm" svg:y="8.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5:49:41.597810017</meta:creation-date>
    <meta:editing-duration>PT41M21S</meta:editing-duration>
    <meta:editing-cycles>5</meta:editing-cycles>
    <meta:generator>LibreOffice/6.4.6.2$Linux_X86_64 LibreOffice_project/40$Build-2</meta:generator>
    <dc:title>Pencil</dc:title>
    <dc:date>2021-03-12T17:41:28.442798332</dc:date>
    <meta:document-statistic meta:object-count="83"/>
  </office:meta>
</office:document-meta>
</file>